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e032" officeooo:paragraph-rsid="000ae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ique : les fonc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57:09.287428551</meta:creation-date>
    <dc:date>2018-10-30T12:58:10.094373024</dc:date>
    <meta:editing-duration>PT1M1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7"/>
    <meta:generator>LibreOffice/5.3.7.2$MacOSX_X86_64 LibreOffice_project/6b8ed514a9f8b44d37a1b96673cbbdd077e24059</meta:generator>
  </office:meta>
</office:document-meta>
</file>